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5-11-1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2088" calcext:value-type="float">
            <text:p>102.8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5-09-2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0784" calcext:value-type="float">
            <text:p>108.3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5-08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1736" calcext:value-type="float">
            <text:p>109.9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5-06-27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3128" calcext:value-type="float">
            <text:p>107.3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5-05-2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0464" calcext:value-type="float">
            <text:p>105.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5-04-1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5-01-2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5792" calcext:value-type="float">
            <text:p>112.6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4-12-1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1488" calcext:value-type="float">
            <text:p>105.6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4-09-1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9584" calcext:value-type="float">
            <text:p>106.3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4-06-2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2904" calcext:value-type="float">
            <text:p>110.1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4-05-24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024" calcext:value-type="float">
            <text:p>104.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4-04-0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9728" calcext:value-type="float">
            <text:p>102.9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4-01-23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3-11-1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3-09-1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3-06-2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7856" calcext:value-type="float">
            <text:p>101.7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3-04-2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8472" calcext:value-type="float">
            <text:p>99.7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3-03-2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144" calcext:value-type="float">
            <text:p>99.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3-01-3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5904" calcext:value-type="float">
            <text:p>99.8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2-11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9136" calcext:value-type="float">
            <text:p>100.5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2-09-22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9336" calcext:value-type="float">
            <text:p>102.1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2-06-07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7792" calcext:value-type="float">
            <text:p>101.9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2-04-22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6168" calcext:value-type="float">
            <text:p>101.1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2-03-22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0448" calcext:value-type="float">
            <text:p>101.1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2-01-25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1-11-1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084" calcext:value-type="float">
            <text:p>101.9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1-09-29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852" calcext:value-type="float">
            <text:p>102.4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1-06-2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4384" calcext:value-type="float">
            <text:p>102.8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1-04-23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6184" calcext:value-type="float">
            <text:p>102.0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1-03-1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66" calcext:value-type="float">
            <text:p>102.3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0-12-1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552" calcext:value-type="float">
            <text:p>101.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0-09-16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6248" calcext:value-type="float">
            <text:p>101.8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0-08-24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764" calcext:value-type="float">
            <text:p>103.0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0-06-1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0568" calcext:value-type="float">
            <text:p>102.0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0-05-2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8112" calcext:value-type="float">
            <text:p>100.7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0-04-2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2792" calcext:value-type="float">
            <text:p>100.0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20-02-2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9592" calcext:value-type="float">
            <text:p>101.1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9-11-1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6248" calcext:value-type="float">
            <text:p>101.8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9-09-0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2248" calcext:value-type="float">
            <text:p>104.0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9-06-0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4952" calcext:value-type="float">
            <text:p>102.1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9-04-0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6864" calcext:value-type="float">
            <text:p>99.8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8-11-1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4688" calcext:value-type="float">
            <text:p>100.7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8-09-19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552" calcext:value-type="float">
            <text:p>101.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8-07-1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9952" calcext:value-type="float">
            <text:p>100.1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8-06-05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8-04-1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4848" calcext:value-type="float">
            <text:p>98.2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8-01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9848" calcext:value-type="float">
            <text:p>100.1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7-09-0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8232" calcext:value-type="float">
            <text:p>101.6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7-06-2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0904" calcext:value-type="float">
            <text:p>101.7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7-04-2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7-03-0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588" calcext:value-type="float">
            <text:p>100.3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6-12-2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1784" calcext:value-type="float">
            <text:p>101.1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6-11-0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9024" calcext:value-type="float">
            <text:p>101.9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6-10-03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9104" calcext:value-type="float">
            <text:p>102.5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6-06-0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6-04-1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3704" calcext:value-type="float">
            <text:p>101.2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6-03-0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5312" calcext:value-type="float">
            <text:p>101.1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5-12-1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3808" calcext:value-type="float">
            <text:p>101.3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5-10-22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5-09-0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3712" calcext:value-type="float">
            <text:p>103.6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5-06-3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5-04-24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7984" calcext:value-type="float">
            <text:p>101.2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5-03-1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7064" calcext:value-type="float">
            <text:p>101.4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4-12-1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0216" calcext:value-type="float">
            <text:p>101.5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4-11-1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8584" calcext:value-type="float">
            <text:p>102.2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4-09-2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9496" calcext:value-type="float">
            <text:p>103.4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4-06-1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756" calcext:value-type="float">
            <text:p>102.3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4-04-0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3096" calcext:value-type="float">
            <text:p>101.7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4-02-2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5896" calcext:value-type="float">
            <text:p>101.2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3-12-2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0864" calcext:value-type="float">
            <text:p>101.4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3-11-0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136" calcext:value-type="float">
            <text:p>102.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3-09-20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7824" calcext:value-type="float">
            <text:p>103.7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3-07-0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3-04-0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552" calcext:value-type="float">
            <text:p>108.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3-01-31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264" calcext:value-type="float">
            <text:p>101.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2-12-1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9152" calcext:value-type="float">
            <text:p>101.4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2-11-0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5032" calcext:value-type="float">
            <text:p>102.7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2-09-1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2-06-2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2-04-10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9448" calcext:value-type="float">
            <text:p>104.5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2-02-23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5688" calcext:value-type="float">
            <text:p>108.7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1-11-10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776" calcext:value-type="float">
            <text:p>103.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1-09-2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1-05-0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6288" calcext:value-type="float">
            <text:p>102.1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1-03-1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0-12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0-11-1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4712" calcext:value-type="float">
            <text:p>103.9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0-09-2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3784" calcext:value-type="float">
            <text:p>105.7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0-06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716" calcext:value-type="float">
            <text:p>103.0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0-04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6928" calcext:value-type="float">
            <text:p>103.4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10-03-0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052" calcext:value-type="float">
            <text:p>103.2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9-12-1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7032" calcext:value-type="float">
            <text:p>103.5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9-11-0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9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4288" calcext:value-type="float">
            <text:p>105.1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9-06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3216" calcext:value-type="float">
            <text:p>102.6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2984" calcext:value-type="float">
            <text:p>99.3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9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7384" calcext:value-type="float">
            <text:p>100.2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8-12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2768" calcext:value-type="float">
            <text:p>100.6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8-11-1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9288" calcext:value-type="float">
            <text:p>103.2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8-09-0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8-06-1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3888" calcext:value-type="float">
            <text:p>113.4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8-04-1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8-01-3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4672" calcext:value-type="float">
            <text:p>103.6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7-10-3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6688" calcext:value-type="float">
            <text:p>116.7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7-09-2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7-07-1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108" calcext:value-type="float">
            <text:p>115.3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7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932" calcext:value-type="float">
            <text:p>101.2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7-03-0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0552" calcext:value-type="float">
            <text:p>101.1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6-11-3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012" calcext:value-type="float">
            <text:p>115.2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6-09-22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6-08-0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5064" calcext:value-type="float">
            <text:p>115.9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6-05-19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5336" calcext:value-type="float">
            <text:p>112.0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6-03-1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9496" calcext:value-type="float">
            <text:p>99.5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6-01-2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668" calcext:value-type="float">
            <text:p>114.4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5-11-2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6576" calcext:value-type="float">
            <text:p>114.3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5-09-22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6072" calcext:value-type="float">
            <text:p>114.8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5-07-29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4632" calcext:value-type="float">
            <text:p>110.9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5-05-1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0136" calcext:value-type="float">
            <text:p>112.3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5-03-3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95368" calcext:value-type="float">
            <text:p>106.1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9808" calcext:value-type="float">
            <text:p>99.8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4-11-0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4-09-1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3696" calcext:value-type="float">
            <text:p>98.9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4-08-0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4-05-2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524" calcext:value-type="float">
            <text:p>110.5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4-04-0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4-01-2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084" calcext:value-type="float">
            <text:p>105.7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3-11-21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3-09-1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3-07-1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052" calcext:value-type="float">
            <text:p>110.8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3-05-2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7752" calcext:value-type="float">
            <text:p>101.6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3-03-2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6408" calcext:value-type="float">
            <text:p>95.4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3-01-22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2-11-1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2-09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45904" calcext:value-type="float">
            <text:p>111.2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2-07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048" calcext:value-type="float">
            <text:p>106.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2-06-2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1944" calcext:value-type="float">
            <text:p>110.0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2-05-0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9688" calcext:value-type="float">
            <text:p>98.8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2-03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2-02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028" calcext:value-type="float">
            <text:p>93.6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2-01-3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236" calcext:value-type="float">
            <text:p>95.0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1-12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1816" calcext:value-type="float">
            <text:p>95.3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1-11-1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1-10-0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756" calcext:value-type="float">
            <text:p>98.5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1-08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9048" calcext:value-type="float">
            <text:p>112.7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1-08-0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6176" calcext:value-type="float">
            <text:p>111.1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1-07-2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5624" calcext:value-type="float">
            <text:p>109.0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1-06-2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2368" calcext:value-type="float">
            <text:p>105.0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1-05-2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6744" calcext:value-type="float">
            <text:p>95.1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1-04-1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3416" calcext:value-type="float">
            <text:p>100.4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1-03-1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8464" calcext:value-type="float">
            <text:p>93.6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1-02-0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9576" calcext:value-type="float">
            <text:p>104.0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1-01-1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08" calcext:value-type="float">
            <text:p>94.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3256" calcext:value-type="float">
            <text:p>99.2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0-11-1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0-10-0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0-08-3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8552" calcext:value-type="float">
            <text:p>96.6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0-07-3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9552" calcext:value-type="float">
            <text:p>100.8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0-06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5424" calcext:value-type="float">
            <text:p>95.9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0-05-2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3504" calcext:value-type="float">
            <text:p>92.0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0-04-1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4448" calcext:value-type="float">
            <text:p>98.8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0-03-08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0432" calcext:value-type="float">
            <text:p>100.2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2000-02-0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1536" calcext:value-type="float">
            <text:p>100.6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9-12-2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1616" calcext:value-type="float">
            <text:p>101.3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9-10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7408" calcext:value-type="float">
            <text:p>92.0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9-09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9-08-0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1416" calcext:value-type="float">
            <text:p>95.9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7664" calcext:value-type="float">
            <text:p>106.2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9-06-1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7008" calcext:value-type="float">
            <text:p>92.6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9-05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9-05-1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9-04-1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6024" calcext:value-type="float">
            <text:p>89.3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9-03-1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9-01-2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8-12-2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8-10-1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148" calcext:value-type="float">
            <text:p>91.8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4544" calcext:value-type="float">
            <text:p>92.7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0848" calcext:value-type="float">
            <text:p>89.0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8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5072" calcext:value-type="float">
            <text:p>87.8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7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3504" calcext:value-type="float">
            <text:p>88.2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7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2016" calcext:value-type="float">
            <text:p>89.2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7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51076583901</text:p>
          </table:table-cell>
          <table:table-cell office:value-type="string" calcext:value-type="string">
            <text:p>CH Ce <text:s/>56</text:p>
          </table:table-cell>
          <table:table-cell office:value-type="string" calcext:value-type="string">
            <text:p>1997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6" meta:object-count="0"/>
    <meta:user-defined meta:name="AppVersion">3.0</meta:user-defined>
  </office:meta>
</office:document-meta>
</file>